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1815"/>
    </style:style>
    <style:style style:name="P2" style:family="paragraph" style:parent-style-name="Standard">
      <style:text-properties fo:font-weight="bold" officeooo:rsid="0015c8e4" officeooo:paragraph-rsid="0015c8e4" style:font-weight-asian="bold" style:font-weight-complex="bold"/>
    </style:style>
    <style:style style:name="P3" style:family="paragraph" style:parent-style-name="Standard">
      <style:text-properties fo:font-weight="bold" officeooo:rsid="001798f7" officeooo:paragraph-rsid="001798f7" style:font-weight-asian="bold" style:font-weight-complex="bold"/>
    </style:style>
    <style:style style:name="P4" style:family="paragraph" style:parent-style-name="Standard">
      <style:text-properties fo:font-weight="bold" officeooo:rsid="001798f7" officeooo:paragraph-rsid="001b9454" style:font-weight-asian="bold" style:font-weight-complex="bold"/>
    </style:style>
    <style:style style:name="P5" style:family="paragraph" style:parent-style-name="Standard">
      <style:text-properties officeooo:paragraph-rsid="001b9454"/>
    </style:style>
    <style:style style:name="P6" style:family="paragraph" style:parent-style-name="Text_20_body">
      <style:text-properties officeooo:paragraph-rsid="00151815"/>
    </style:style>
    <style:style style:name="P7" style:family="paragraph" style:parent-style-name="Standard">
      <style:text-properties fo:color="#000000" style:font-name="Monospace" fo:font-size="10pt" style:font-size-asian="10pt"/>
    </style:style>
    <style:style style:name="P8" style:family="paragraph" style:parent-style-name="Standard">
      <style:text-properties fo:color="#000000" style:font-name="Monospace" fo:font-size="10pt" officeooo:rsid="001798f7" officeooo:paragraph-rsid="001b9454" style:font-size-asian="10pt"/>
    </style:style>
    <style:style style:name="P9" style:family="paragraph" style:parent-style-name="Standard">
      <style:text-properties fo:color="#000000" style:font-name="Monospace" fo:font-size="10pt" officeooo:rsid="0015c8e4" officeooo:paragraph-rsid="0015c8e4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1b9454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</style:style>
    <style:style style:name="P14" style:family="paragraph" style:parent-style-name="Text_20_body" style:list-style-name="L1">
      <style:paragraph-properties fo:text-align="start" style:justify-single-word="false" style:writing-mode="lr-tb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b9454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weight="bold" officeooo:rsid="001798f7" style:font-size-asian="10pt" style:font-weight-asian="bold" style:font-weight-complex="bold"/>
    </style:style>
    <style:style style:name="T5" style:family="text">
      <style:text-properties fo:color="#000000" style:font-name="Monospace" fo:font-size="10pt" fo:font-weight="bold" officeooo:rsid="001b9454" style:font-size-asian="10pt" style:font-weight-asian="bold" style:font-weight-complex="bold"/>
    </style:style>
    <style:style style:name="T6" style:family="text">
      <style:text-properties officeooo:rsid="001f4161"/>
    </style:style>
    <style:style style:name="T7" style:family="text">
      <style:text-properties fo:font-weight="bold" officeooo:rsid="001f4161" style:font-weight-asian="bold" style:font-weight-complex="bold"/>
    </style:style>
    <style:style style:name="T8" style:family="text">
      <style:text-properties fo:font-weight="bold" officeooo:rsid="0026a4e3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Results for </text:span><text:span text:style-name="Strong_20_Emphasis"><text:span text:style-name="T7">Alternat</text:span></text:span><text:span text:style-name="Strong_20_Emphasis"><text:span text:style-name="T8">ing</text:span></text:span><text:span text:style-name="Strong_20_Emphasis"><text:span text:style-name="T7"> Fitness</text:span></text:span><text:span text:style-name="Strong_20_Emphasis"> </text:span></text:p>
      <text:list xml:id="list3965557627" text:style-name="L1">
        <text:list-item>
          <text:p text:style-name="P13">population of 100 individuals with 50-bit vectors</text:p>
        </text:list-item>
        <text:list-item>
          <text:p text:style-name="P13">50 generations</text:p>
        </text:list-item>
        <text:list-item>
          <text:p text:style-name="P14">result is average of 50 test runs</text:p>
        </text:list-item>
      </text:list>
      <text:p text:style-name="P1"/>
      <text:p text:style-name="P1"/>
      <text:p text:style-name="P2">1. bez mutace</text:p>
      <text:p text:style-name="P8">--------------------------------------------------------------------------</text:p>
      <text:p text:style-name="P8">avg</text:p>
      <text:p text:style-name="P12"><text:span text:style-name="T1">24.4908, 24.519, 24.414406, 23.986797, 24.122002, 24.258202, 24.262, 24.280201, 24.276001, 24.2794, 24.28, 24.28, 24.28, 24.28, 24.28, 24.28, 24.28, 24.28, 24.28, 24.28, 24.28, 24.28, 24.28, 24.28, 24.28, 24.28, 24.28, 24.28, 24.28, 24.28, 24.28, 24.28, 24.28, 24.28, 24.28, 24.28, 24.28, 24.28, 24.28, 24.28, 24.28, 24.28, 24.28, 24.28, 24.28, 24.28, 24.28, 24.28, 24.28, 24.28, </text:span></text:p>
      <text:p text:style-name="P12"><text:span text:style-name="T1">max</text:span></text:p>
      <text:p text:style-name="P12"><text:span text:style-name="T1">33.26, 30.88, 28.88, 26.38, 24.92, 24.64, 24.46, 24.34, 24.3, 24.3, 24.28, 24.28, 24.28, 24.28, 24.28, 24.28, 24.28, 24.28, 24.28, 24.28, 24.28, 24.28, 24.28, 24.28, 24.28, 24.28, 24.28, 24.28, 24.28, 24.28, 24.28, 24.28, 24.28, 24.28, 24.28, 24.28, 24.28, 24.28, 24.28, 24.28, 24.28, 24.28, 24.28, 24.28, 24.28, 24.28, 24.28, 24.28, 24.28, 24.28, </text:span></text:p>
      <text:p text:style-name="P12"><text:span text:style-name="T1">firstQuartal</text:span></text:p>
      <text:p text:style-name="P12"><text:span text:style-name="T1">21.96, 22.94, 23.24, 23.62, 23.94, 24.22, 24.14, 24.28, 24.26, 24.28, 24.28, 24.28, 24.28, 24.28, 24.28, 24.28, 24.28, 24.28, 24.28, 24.28, 24.28, 24.28, 24.28, 24.28, 24.28, 24.28, 24.28, 24.28, 24.28, 24.28, 24.28, 24.28, 24.28, 24.28, 24.28, 24.28, 24.28, 24.28, 24.28, 24.28, 24.28, 24.28, 24.28, 24.28, 24.28, 24.28, 24.28, 24.28, 24.28, 24.28, </text:span></text:p>
      <text:p text:style-name="P12"><text:span text:style-name="T1">thirdQuartal</text:span></text:p>
      <text:p text:style-name="P12"><text:span text:style-name="T1">26.82, 26.14, 25.76, 24.22, 24.34, 24.36, 24.36, 24.3, 24.28, 24.28, 24.28, 24.28, 24.28, 24.28, 24.28, 24.28, 24.28, 24.28, 24.28, 24.28, 24.28, 24.28, 24.28, 24.28, 24.28, 24.28, 24.28, 24.28, 24.28, 24.28, 24.28, 24.28, 24.28, 24.28, 24.28, 24.28, 24.28, 24.28, 24.28, 24.28, 24.28, 24.28, 24.28, 24.28, 24.28, 24.28, 24.28, 24.28, 24.28, 24.28, </text:span></text:p>
      <text:p text:style-name="P8"/>
      <text:p text:style-name="P11"/>
      <text:p text:style-name="P7"/>
      <text:p text:style-name="P8">--------------------------------------------------------------------------</text:p>
      <text:p text:style-name="P3"><text:span text:style-name="T1">2. </text:span><text:span text:style-name="T2">P(</text:span><text:span text:style-name="T1">mutace</text:span><text:span text:style-name="T2">)</text:span><text:span text:style-name="T1"> </text:span><text:span text:style-name="T2">=</text:span><text:span text:style-name="T1"> 0.25</text:span></text:p>
      <text:p text:style-name="P8">--------------------------------------------------------------------------</text:p>
      <text:p text:style-name="P10">avg</text:p>
      <text:p text:style-name="P12"><text:span text:style-name="T1">24.4908, 24.568998, 23.940397, 24.285799, 24.707203, 24.786001, 25.090002, 25.323597, 25.353, 25.039, 24.7572, 24.718401, 24.8232, 24.499798, 24.294, 24.328001, 24.5252, 25.062796, 25.381401, 25.083801, 24.794197, 24.961199, 24.546198, 24.3082, 24.382397, 24.756, 24.581202, 24.586802, 24.618, 24.395596, 23.825403, 23.817, 23.837801, 24.017004, 23.91, 24.169598, 24.211205, 24.400599, 24.603003, 24.561, 24.176403, 24.346199, 24.327, 24.138601, 24.3486, 24.0966, 24.5798, 24.0476, 24.2022, 23.925598, </text:span></text:p>
      <text:p text:style-name="P12"><text:span text:style-name="T1">max</text:span></text:p>
      <text:p text:style-name="P12"><text:span text:style-name="T1">33.26, 30.56, 29.2, 28.52, 28.58, 28.54, 28.7, 28.56, 28.56, 28.26, 27.84, 27.56, 27.7, 28.0, 28.14, 27.74, 27.98, 28.44, 28.94, 28.52, 28.12, 28.24, 28.34, 28.0, 27.7, 28.18, 27.8, 28.04, 28.0, 27.8, 27.5, 27.26, 27.42, 27.84, 27.22, 27.32, 27.34, 27.42, 27.54, 28.34, 27.4, 27.96, 27.44, 27.5, 27.6, 27.06, 27.2, 27.16, 27.78, 27.5, </text:span></text:p>
      <text:p text:style-name="P12"><text:span text:style-name="T1">firstQuartal</text:span></text:p>
      <text:p text:style-name="P12"><text:span text:style-name="T1">21.96, 22.58, 22.46, 22.96, 23.36, 23.5, 23.68, 24.06, 24.3, 23.76, 23.64, 23.86, 23.82, 23.34, 23.16, 23.26, 23.18, 23.96, 24.56, 23.94, 23.7, 23.9, 23.22, 23.06, 23.04, 23.52, 23.56, 23.42, 23.56, 23.24, 22.68, 22.72, 22.48, 22.88, 23.14, 23.08, 23.16, 23.46, 23.54, 23.12, 22.7, 23.06, 23.4, 23.06, 23.46, 23.0, 23.74, 22.76, 22.88, 22.6, </text:span></text:p>
      <text:p text:style-name="P12"><text:span text:style-name="T1">thirdQuartal</text:span></text:p>
      <text:p text:style-name="P12"><text:soft-page-break/><text:span text:style-name="T1">26.82, 26.54, 25.4, 25.56, 26.02, 25.96, 26.5, 26.42, 26.64, 26.24, 25.76, 25.6, 25.74, 25.44, 25.46, 25.32, 25.76, 26.12, 26.34, 26.3, 25.66, 25.94, 25.74, 25.52, 25.54, 26.0, 25.44, 25.7, 25.7, 25.38, 24.9, 24.86, 25.02, 25.38, 24.8, 25.26, 25.1, 25.42, 25.7, 25.68, 25.32, 25.6, 25.14, 25.22, 25.34, 25.2, 25.4, 25.16, 25.44, 25.16, </text:span></text:p>
      <text:p text:style-name="P7"/>
      <text:p text:style-name="P7"/>
      <text:p text:style-name="P8">--------------------------------------------------------------------------</text:p>
      <text:p text:style-name="P4"><text:span text:style-name="T1">2. </text:span><text:span text:style-name="T2">P(</text:span><text:span text:style-name="T1">mutace</text:span><text:span text:style-name="T2">)</text:span><text:span text:style-name="T1"> </text:span><text:span text:style-name="T2">=</text:span><text:span text:style-name="T1"> 0.</text:span><text:span text:style-name="T2">50</text:span></text:p>
      <text:p text:style-name="P8">--------------------------------------------------------------------------</text:p>
      <text:p text:style-name="P9">avg</text:p>
      <text:p text:style-name="P12"><text:span text:style-name="T1">24.4908, 24.7848, 24.6782, 24.5568, 24.241798, 24.4612, 24.626802, 24.316399, 24.244202, 24.654402, 24.990993, 24.923594, 24.871199, 24.574, 24.704206, 24.7206, 24.9034, 24.025599, 24.213203, 24.7652, 25.125002, 25.182802, 25.100798, 25.103, 24.945198, 24.956, 24.781199, 24.455803, 24.537804, 25.140999, 25.301401, 25.3974, 24.479597, 24.626997, 24.722603, 24.9062, 24.5708, 24.728601, 25.353802, 25.185598, 24.927404, 25.097603, 24.656404, 24.5124, 24.196201, 24.0924, 23.554802, 24.021597, 24.514597, 24.714998, </text:span></text:p>
      <text:p text:style-name="P12"><text:span text:style-name="T1">max</text:span></text:p>
      <text:p text:style-name="P12"><text:span text:style-name="T1">33.26, 30.96, 28.98, 28.54, 28.46, 28.12, 28.1, 28.48, 28.18, 28.18, 28.28, 28.56, 28.74, 28.3, 27.68, 28.34, 29.32, 29.38, 28.54, 28.44, 28.68, 29.44, 28.98, 28.68, 29.02, 28.64, 28.5, 28.06, 28.56, 28.88, 28.66, 28.66, 28.26, 28.6, 28.42, 28.36, 28.28, 28.8, 29.1, 29.42, 29.12, 28.62, 28.36, 28.64, 28.18, 28.24, 27.96, 27.84, 28.46, 29.12, </text:span></text:p>
      <text:p text:style-name="P12"><text:span text:style-name="T1">firstQuartal</text:span></text:p>
      <text:p text:style-name="P12"><text:span text:style-name="T1">21.96, 22.84, 23.02, 23.2, 23.02, 23.22, 23.36, 22.86, 23.22, 23.18, 23.54, 23.54, 23.66, 23.36, 23.76, 23.36, 23.2, 22.32, 22.88, 23.58, 23.8, 23.42, 23.82, 24.04, 23.54, 23.6, 23.64, 23.14, 23.0, 23.8, 24.28, 24.36, 23.44, 23.26, 23.62, 23.78, 23.28, 23.3, 24.2, 23.82, 23.46, 23.92, 23.32, 22.88, 23.08, 22.82, 22.28, 22.86, 22.94, 23.34, </text:span></text:p>
      <text:p text:style-name="P12"><text:span text:style-name="T1">thirdQuartal</text:span></text:p>
      <text:p text:style-name="P12"><text:span text:style-name="T1">26.82, 26.68, 26.18, 25.92, 25.34, 25.48, 25.82, 25.76, 25.22, 25.92, 26.52, 26.26, 26.18, 25.64, 25.66, 25.92, 26.46, 25.38, 25.5, 25.88, 26.52, 26.78, 26.32, 26.42, 26.2, 26.32, 25.82, 25.46, 26.1, 26.38, 26.28, 26.44, 25.52, 25.8, 25.88, 26.0, 25.86, 26.2, 26.64, 26.36, 26.16, 26.24, 25.9, 26.06, 25.08, 25.18, 24.76, 25.32, 26.02, 26.08, </text:span></text:p>
      <text:p text:style-name="P9"/>
      <text:p text:style-name="P9"/>
      <text:p text:style-name="P8">--------------------------------------------------------------------------</text:p>
      <text:p text:style-name="P5"><text:span text:style-name="T4">2. </text:span><text:span text:style-name="T5">Jen mutace </text:span></text:p>
      <text:p text:style-name="P8">--------------------------------------------------------------------------</text:p>
      <text:p text:style-name="P9">avg</text:p>
      <text:p text:style-name="P12"><text:span text:style-name="T1">24.4908, 24.812002, 23.895, 23.854198, 23.488201, 23.548399, 23.5414, 23.462002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</text:span></text:p>
      <text:p text:style-name="P12"><text:span text:style-name="T1">max</text:span></text:p>
      <text:p text:style-name="P12"><text:span text:style-name="T1">33.26, 29.28, 26.98, 25.04, 24.48, 24.16, 23.9, 23.54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</text:span></text:p>
      <text:p text:style-name="P12"><text:span text:style-name="T1">firstQuartal</text:span></text:p>
      <text:p text:style-name="P12"><text:span text:style-name="T1">21.96, 23.32, 23.12, 23.32, 23.22, 23.4, 23.52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23.46, </text:span></text:p>
      <text:p text:style-name="P12"><text:span text:style-name="T1">thirdQuartal</text:span></text:p>
      <text:p text:style-name="P12"><text:span text:style-name="T1">26.82, 26.18, 24.56, 24.24, 23.52, 23.8, 23.56, 23.46, 23.46, 23.46, 23.46, 23.46, 23.46, 23.46, 23.46, 23.46, 23.46, 23.46, 23.46, 23.46, 23.46, 23.46, </text:span><text:soft-page-break/><text:span text:style-name="T1">23.46, 23.46, 23.46, 23.46, 23.46, 23.46, 23.46, 23.46, 23.46, 23.46, 23.46, 23.46, 23.46, 23.46, 23.46, 23.46, 23.46, 23.46, 23.46, 23.46, 23.46, 23.46, 23.46, 23.46, 23.46, 23.46, 23.46, 23.46, 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22:19:54.318228973</meta:creation-date>
    <meta:editing-duration>PT1H49M24S</meta:editing-duration>
    <meta:editing-cycles>13</meta:editing-cycles>
    <meta:generator>LibreOffice/6.4.7.2$Linux_X86_64 LibreOffice_project/40$Build-2</meta:generator>
    <dc:date>2023-10-24T00:40:22.128324329</dc:date>
    <meta:document-statistic meta:table-count="0" meta:image-count="0" meta:object-count="0" meta:page-count="3" meta:paragraph-count="47" meta:word-count="860" meta:character-count="6742" meta:non-whitespace-character-count="5914"/>
  </office:meta>
</office:document-meta>
</file>